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Double_20_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238cm" svg:height="1.958cm" svg:x="7cm" svg:y="3cm">
          <text:p text:style-name="P1"><text:span text:style-name="T1">Proble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38cm" svg:height="1.958cm" svg:x="3.116cm" svg:y="3cm">
          <text:p text:style-name="P1"><text:span text:style-name="T1">Estad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38cm" svg:height="1.958cm" svg:x="10.884cm" svg:y="3cm">
          <text:p text:style-name="P2"><text:span text:style-name="T1">Lis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4cm" svg:x2="5.354cm" svg:y2="4cm">
          <text:p/>
        </draw:line>
        <draw:line draw:style-name="gr2" draw:text-style-name="P1" draw:layer="layout" svg:x1="9.238cm" svg:y1="4cm" svg:x2="10.884cm" svg:y2="4cm">
          <text:p/>
        </draw:line>
        <draw:custom-shape draw:style-name="gr1" draw:text-style-name="P2" draw:layer="layout" svg:width="2.238cm" svg:height="1.958cm" svg:x="10.884cm" svg:y="6.38cm">
          <text:p text:style-name="P2"><text:span text:style-name="T1">Regl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cm" svg:y1="5cm" svg:x2="12cm" svg:y2="6.38cm">
          <text:p/>
        </draw:line>
        <draw:polyline draw:style-name="gr4" draw:text-style-name="P1" draw:layer="layout" svg:width="3.826cm" svg:height="1.883cm" draw:transform="rotate (-0.717155789644334) translate (8cm 5cm)" svg:viewBox="0 0 3827 1884" draw:points="0,-2979 1643,-1095 3527,-2738 3827,-2979">
          <text:p/>
        </draw:polyline>
        <draw:line draw:style-name="gr2" draw:text-style-name="P1" draw:layer="layout" svg:x1="3.3cm" svg:y1="6.844cm" svg:x2="5.8cm" svg:y2="6.844cm">
          <text:p/>
        </draw:line>
        <draw:polyline draw:style-name="gr4" draw:text-style-name="P1" draw:layer="layout" svg:width="1.893cm" svg:height="1.642cm" draw:transform="rotate (-0.717155789644334) translate (4.37249299645282cm 6.59914495245233cm)" svg:viewBox="0 0 1894 1643" draw:points="10,5843 0,5831 1507,4516 1894,4200">
          <text:p/>
        </draw:polyline>
        <draw:line draw:style-name="gr3" draw:text-style-name="P1" draw:layer="layout" svg:x1="3.3cm" svg:y1="8.844cm" svg:x2="5.8cm" svg:y2="8.844cm">
          <text:p/>
        </draw:line>
        <draw:frame draw:style-name="gr5" draw:text-style-name="P3" draw:layer="layout" svg:width="1.5cm" svg:height="0.75cm" svg:x="3cm" svg:y="6.227cm">
          <draw:text-box>
            <text:p text:style-name="P3"><text:span text:style-name="T2">tiene</text:span></text:p>
          </draw:text-box>
        </draw:frame>
        <draw:frame draw:style-name="gr5" draw:text-style-name="P3" draw:layer="layout" svg:width="1.5cm" svg:height="0.75cm" svg:x="3cm" svg:y="7.222cm">
          <draw:text-box>
            <text:p text:style-name="P3"><text:span text:style-name="T2">usa</text:span></text:p>
          </draw:text-box>
        </draw:frame>
        <draw:frame draw:style-name="gr5" draw:text-style-name="P4" draw:layer="layout" svg:width="2.8cm" svg:height="0.75cm" svg:x="3cm" svg:y="8.25cm">
          <draw:text-box>
            <text:p text:style-name="P4"><text:span text:style-name="T3">Tiene vari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a Fiori</meta:initial-creator>
    <meta:creation-date>2011-12-08T13:34:32</meta:creation-date>
    <dc:date>2011-12-08T13:43:54</dc:date>
    <dc:creator>Carla Fiori</dc:creator>
    <meta:editing-duration>PT00H09M22S</meta:editing-duration>
    <meta:editing-cycles>1</meta:editing-cycles>
    <meta:document-statistic meta:object-count="14"/>
    <meta:generator>OpenOffice.org/3.2$Linux OpenOffice.org_project/320m12$Build-9483</meta:generator>
  </office:meta>
</office:document-meta>
</file>